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margin-top="0cm" fo:margin-bottom="0cm" loext:contextual-spacing="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1">
      <style:paragraph-properties fo:margin-top="0cm" fo:margin-bottom="0cm" loext:contextual-spacing="false"/>
      <style:text-properties officeooo:paragraph-rsid="00065b1c"/>
    </style:style>
    <style:style style:name="P5" style:family="paragraph" style:parent-style-name="Text_20_body">
      <style:paragraph-properties fo:margin-top="0cm" fo:margin-bottom="0cm" loext:contextual-spacing="false"/>
      <style:text-properties officeooo:rsid="00065b1c" officeooo:paragraph-rsid="00065b1c"/>
    </style:style>
    <style:style style:name="P6" style:family="paragraph" style:parent-style-name="Text_20_body" style:list-style-name="L1">
      <style:paragraph-properties fo:margin-top="0cm" fo:margin-bottom="0cm" loext:contextual-spacing="false"/>
      <style:text-properties officeooo:rsid="00065b1c" officeooo:paragraph-rsid="00065b1c"/>
    </style:style>
    <style:style style:name="P7" style:family="paragraph" style:parent-style-name="Text_20_body">
      <style:paragraph-properties fo:margin-top="0cm" fo:margin-bottom="0cm" loext:contextual-spacing="false"/>
      <style:text-properties officeooo:paragraph-rsid="00065b1c"/>
    </style:style>
    <style:style style:name="T1" style:family="text">
      <style:text-properties officeooo:rsid="00065b1c"/>
    </style:style>
    <style:style style:name="T2" style:family="text">
      <style:text-properties officeooo:rsid="0006cceb"/>
    </style:style>
    <style:style style:name="T3" style:family="text">
      <style:text-properties officeooo:rsid="0006f0e6"/>
    </style:style>
    <style:style style:name="T4" style:family="text">
      <style:text-properties officeooo:rsid="00071178"/>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280349097" text:style-name="L1">
        <text:list-item>
          <text:p text:style-name="P3">¿Qué herramientas se usa en linux para realizar una consulta DNS?¿Y en Windows? Pregunta en varios sistemas cuál es la dirección IP de www.marca.com. Realiza una consulta para saber los servidores DNS que conocen el dominio gonzalonazareno.org. </text:p>
        </text:list-item>
      </text:list>
      <text:p text:style-name="P2"/>
      <text:p text:style-name="P2"><text:tab/><text:span text:style-name="T1">Dig</text:span></text:p>
      <text:p text:style-name="P2"><text:tab/>151.101.133.50</text:p>
      <text:p text:style-name="P2"><text:tab/>gonzalonazareno.org.<text:tab/>86400<text:tab/>IN<text:tab/>NS<text:tab/>papiona-dns.gonzalonazareno.org.</text:p>
      <text:p text:style-name="P2"><text:tab/>gonzalonazareno.org.<text:tab/>86400<text:tab/>IN<text:tab/>NS<text:tab/>papion-dns.gonzalonazareno.org.</text:p>
      <text:p text:style-name="P2"><text:tab/></text:p>
      <text:list xml:id="list101811787063796" text:continue-numbering="true" text:style-name="L1">
        <text:list-item>
          <text:p text:style-name="P3">¿Qué ocurre si hacemos una consulta para averiguar la ip de dit.gonzalonazareno.org desde el ordenador del aula y desde el ordenador de tu casa? Razona la respuesta.</text:p>
        </text:list-item>
      </text:list>
      <text:p text:style-name="P2"/>
      <text:p text:style-name="P2"><text:tab/><text:span text:style-name="T1">Te da una IP privada.</text:span></text:p>
      <text:p text:style-name="P5"><text:tab/>Te da una IP pública.</text:p>
      <text:p text:style-name="P5"><text:tab/>Ya que desde clase te contesta papi<text:span text:style-name="T4">o</text:span>n y desde casa te contesta cdmon.</text:p>
      <text:p text:style-name="P2"><text:tab/></text:p>
      <text:list xml:id="list101812648757726" text:continue-numbering="true" text:style-name="L1">
        <text:list-item>
          <text:p text:style-name="P3">A qué servidor DNS le estás consultando desde clase. Realiza una consulta a www.google.es consultando a nuestro DNS. Vuelve a hacer la consulta usando el servidor público que ofrece google. </text:p>
        </text:list-item>
      </text:list>
      <text:p text:style-name="P2"/>
      <text:p text:style-name="P2"><text:tab/></text:p>
      <text:p text:style-name="P2"><text:tab/></text:p>
      <text:list xml:id="list101812794713521" text:continue-numbering="true" text:style-name="L1">
        <text:list-item>
          <text:p text:style-name="P3">¿Qué información puedo guardar en una zona DNS? ¿Qué registros puedo guardar? ¿Cuantos tipos de zonas existen? </text:p>
        </text:list-item>
        <text:list-item>
          <text:p text:style-name="P3">Si desde clase, consulto la dirección IP de www.josedomingo.org? ¿Cuál es el proceso de consultas que se realiza? ¿A que servidores se va preguntando? </text:p>
        </text:list-item>
      </text:list>
      <text:p text:style-name="P2"/>
      <text:p text:style-name="P2"><text:tab/><text:span text:style-name="T1">Consulta primero a playerone.josedomingo.org. Y luego pregunta sobre la Ip de dicho <text:tab/>servidor que es 137.74.161.90</text:span></text:p>
      <text:p text:style-name="P2"/>
      <text:list xml:id="list101811209801807" text:continue-numbering="true" text:style-name="L1">
        <text:list-item>
          <text:p text:style-name="P4">¿Qué son los root server? ¿Cuántos hay?</text:p>
          <text:p text:style-name="P4"/>
          <text:p text:style-name="P6">Son los servidores DNS que mandan sobre todos los distintos DNS. Hay 13</text:p>
          <text:p text:style-name="P4"><text:s/></text:p>
        </text:list-item>
        <text:list-item>
          <text:p text:style-name="P4">Haz una consulta a www.nyu.edu ¿Cuánto ha tardado la consulta?. Vuelve a hacerla, ¿Ha durado menos? ¿por qué?</text:p>
        </text:list-item>
      </text:list>
      <text:p text:style-name="P7"/>
      <text:p text:style-name="P7"><text:tab/><text:span text:style-name="T1">Tarda 504 ms. Tarda 0 ms</text:span></text:p>
      <text:p text:style-name="P7"><text:tab/><text:span text:style-name="T1">Es porque dicha consulta se nos guarda en la caché</text:span></text:p>
      <text:p text:style-name="P7"/>
      <text:list xml:id="list101812278867727" text:continue-numbering="true" text:style-name="L1">
        <text:list-item>
          <text:p text:style-name="P3">¿Por qué desde clase la consulta a la dirección IP dit.gonzalonazareno.org es distinta que si la hacemos desde casa? </text:p>
        </text:list-item>
      </text:list>
      <text:p text:style-name="P2"/>
      <text:p text:style-name="P2"><text:tab/><text:span text:style-name="T1">Porque desde clase nos contesta el servidor local, y desde casa nos contesta cdmon</text:span></text:p>
      <text:p text:style-name="P2"><text:tab/></text:p>
      <text:list xml:id="list101812061889569" text:continue-numbering="true" text:style-name="L1">
        <text:list-item>
          <text:p text:style-name="P4"><text:soft-page-break/>¿Qué dirección IP tiene babuino.gonzalonazareno.org y dit.gonzalonazareno.org desde clase?¿Qué relación existe ambos nombres?</text:p>
        </text:list-item>
      </text:list>
      <text:p text:style-name="P7"/>
      <text:p text:style-name="P7"><text:tab/><text:span text:style-name="T1">Babuino-http→ 192.168.202.2</text:span></text:p>
      <text:p text:style-name="P7"><text:tab/><text:span text:style-name="T1">dit.gonzalonazareno.org→ 192.168.203.2</text:span></text:p>
      <text:p text:style-name="P7"><text:tab/><text:span text:style-name="T1">Que ambos provienen del mismo servidor, y por tanto están en el mismo rango de red.</text:span></text:p>
      <text:p text:style-name="P7"><text:tab/><text:span text:style-name="T1">Y su authority section es la misma babuino-http.</text:span></text:p>
      <text:list xml:id="list101812893820880" text:continue-numbering="true" text:style-name="L1">
        <text:list-header>
          <text:p text:style-name="P4"><text:s/></text:p>
        </text:list-header>
        <text:list-item>
          <text:p text:style-name="P4">¿A que servidor mandamos el correo cuya dirección de destino es correo@josedomingo.org? ¿Y si lo mandamos a <text:a xlink:type="simple" xlink:href="mailto:usuario@amazon.es" text:style-name="Internet_20_link" text:visited-style-name="Visited_20_Internet_20_Link">usuario@amazon.es</text:a>?</text:p>
          <text:p text:style-name="P4"/>
          <text:p text:style-name="P6">Dig mx josedomingo.org</text:p>
          <text:p text:style-name="P6">josedomingo.org.<text:tab/>239<text:tab/>IN<text:tab/>MX<text:tab/>50 mx3.zoho.com.</text:p>
          <text:p text:style-name="P6">josedomingo.org.<text:tab/>239<text:tab/>IN<text:tab/>MX<text:tab/>10 mx.zoho.com. (Este primero)</text:p>
          <text:p text:style-name="P6">josedomingo.org.<text:tab/>239<text:tab/>IN<text:tab/>MX<text:tab/>20 mx2.zoho.com.</text:p>
          <text:p text:style-name="P6"/>
          <text:p text:style-name="P6">Dig mx amazon.es</text:p>
          <text:p text:style-name="P6">amazon.es.<text:tab/><text:tab/>234<text:tab/>IN<text:tab/>MX<text:tab/>10 amazon-smtp.amazon.com.</text:p>
          <text:p text:style-name="P4"><text:s/></text:p>
        </text:list-item>
        <text:list-item>
          <text:p text:style-name="P4">Desde clase, ¿cómo se llama el ordenador que tiene la dirección IP 192.168.<text:span text:style-name="T2">2</text:span>03.2?</text:p>
        </text:list-item>
      </text:list>
      <text:p text:style-name="P7"/>
      <text:p text:style-name="P7"><text:tab/>babuino-http.gonzalonazareno.org</text:p>
      <text:p text:style-name="P7"><text:tab/></text:p>
      <text:list xml:id="list101812763449464" text:continue-numbering="true" text:style-name="L1">
        <text:list-header>
          <text:p text:style-name="P4"><text:s/></text:p>
        </text:list-header>
        <text:list-item>
          <text:p text:style-name="P3">¿Por qué hay varios servidores con autoridad sobre la zona josedomingo.org? </text:p>
        </text:list-item>
      </text:list>
      <text:p text:style-name="P2"/>
      <text:p text:style-name="P2"><text:tab/><text:span text:style-name="T2">Porque cdmon ha dado varias direcciones con la zona josedomingo.org</text:span></text:p>
      <text:p text:style-name="P2"/>
      <text:list xml:id="list101811825854328" text:continue-numbering="true" text:style-name="L1">
        <text:list-item>
          <text:p text:style-name="P1">Una vez que sepas la dirección del servidor con autoridad sobre la zona josedomingo.org, realiza una consulta a ese servidor preguntando por www.josedomingo.org. ¿qué proceso de consultas se sigue? </text:p>
        </text:list-item>
      </text:list>
      <text:p text:style-name="Standard"/>
      <text:p text:style-name="Standard"><text:tab/><text:span text:style-name="T2">Primero pregunta a : </text:span>ns1.cdmon.net.</text:p>
      <text:p text:style-name="Standard"><text:tab/><text:span text:style-name="T2">Luego este le responde con “www” y este le da el servidor <text:tab/>playerone.josedomingo.org. Y busca la IP de dicho servid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09:49:01.504861647</meta:creation-date>
    <dc:date>2019-09-23T10:13:51.260210812</dc:date>
    <meta:editing-duration>PT11M49S</meta:editing-duration>
    <meta:editing-cycles>3</meta:editing-cycles>
    <meta:generator>LibreOffice/6.1.5.2$Linux_X86_64 LibreOffice_project/10$Build-2</meta:generator>
    <meta:document-statistic meta:table-count="0" meta:image-count="0" meta:object-count="0" meta:page-count="2" meta:paragraph-count="49" meta:word-count="466" meta:character-count="3066" meta:non-whitespace-character-count="2613"/>
  </office:meta>
</office:document-meta>
</file>